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25d1b" officeooo:paragraph-rsid="00025d1b"/>
    </style:style>
    <style:style style:name="P3" style:family="paragraph" style:parent-style-name="Standard">
      <style:paragraph-properties fo:text-align="start" style:justify-single-word="false"/>
      <style:text-properties officeooo:rsid="00025d1b" officeooo:paragraph-rsid="00025d1b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25d1b" officeooo:paragraph-rsid="00025d1b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25d1b"/>
    </style:style>
    <style:style style:name="T1" style:family="text">
      <style:text-properties officeooo:rsid="00025d1b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Documentação de Especificações </text:span></text:p>
      <text:p text:style-name="P1"/>
      <text:p text:style-name="P2">Arquitetura: O <text:span text:style-name="T2">DDD (Domain Driven Design) </text:span>é uma modelagem de software cujo objetivo é facilitar a implementação de regras e processos complexos, onde visa a divisão de responsabilidades por camadas e é independente da tecnologia utilizada. Ou seja, o DDD é uma filosofia voltado para o domínio do negócio. Resumindo nossa regra de negócio se encontra toda no dominio da aplicação</text:p>
      <text:p text:style-name="P2"/>
      <text:p text:style-name="P2">Detalhes técnicos: </text:p>
      <text:list xml:id="list1868353673" text:style-name="L1">
        <text:list-item>
          <text:p text:style-name="P5">Identity Microsoft: Gerenciamento de usuários</text:p>
        </text:list-item>
        <text:list-item>
          <text:p text:style-name="P5">Framework: .NET 6</text:p>
        </text:list-item>
        <text:list-item>
          <text:p text:style-name="P5">ASP.NET Core</text:p>
        </text:list-item>
        <text:list-item>
          <text:p text:style-name="P5">ASP.NET Identity</text:p>
        </text:list-item>
        <text:list-item>
          <text:p text:style-name="P5">Entity Framework Core</text:p>
        </text:list-item>
        <text:list-item>
          <text:p text:style-name="P5">Linguagem de programação: C#</text:p>
        </text:list-item>
        <text:list-item>
          <text:p text:style-name="P5">Banco de dados SQL Server</text:p>
        </text:list-item>
        <text:list-item>
          <text:p text:style-name="P4">jQuery</text:p>
        </text:list-item>
        <text:list-item>
          <text:p text:style-name="P4">JavaScript</text:p>
        </text:list-item>
        <text:list-item>
          <text:p text:style-name="P5">Framework Front-End: bootstrap</text:p>
        </text:list-item>
      </text:list>
      <text:p text:style-name="P2"/>
      <text:p text:style-name="P2">Detalhes técnicos Designer da tela:</text:p>
      <text:p text:style-name="P2">Todas as telas do sistema foram desenvolvidas com o básico do Framework bootstrap</text:p>
      <text:p text:style-name="P2"/>
      <text:p text:style-name="P2">Modelo do Banco de Dados</text:p>
      <text:p text:style-name="P2">O projeto é baseado no modelo ORM para construção das tabelas e contemplação da base de dad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3T17:49:45.221000000</meta:creation-date>
    <dc:date>2023-07-13T18:10:30.339000000</dc:date>
    <meta:editing-duration>PT9M46S</meta:editing-duration>
    <meta:editing-cycles>2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17" meta:word-count="145" meta:character-count="884" meta:non-whitespace-character-count="763"/>
  </office:meta>
</office:document-meta>
</file>